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5pt" fo:letter-spacing="normal" fo:font-style="normal" fo:font-weight="normal" style:font-size-asian="15pt" style:font-size-complex="15pt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1f2328" loext:opacity="100%" style:font-name="apple-system" fo:font-size="15pt" fo:letter-spacing="normal" fo:font-style="normal" fo:font-weight="normal" style:font-size-asian="15pt" style:font-size-complex="15pt"/>
    </style:style>
    <style:style style:name="T2" style:family="text">
      <style:text-properties fo:font-variant="normal" fo:text-transform="none" fo:color="#1f2328" loext:opacity="100%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tenciar Argentina<text:line-break/>FullCoders: curso introductorio<text:line-break/>Comisión 23-21662<text:line-break/>Agosto/Septiembre 2023<text:line-break/>Proyecto: Calculadora para Chicos<text:line-break/>Alumna: Irma Beatriz Rodas Villamayor<text:line-break/>Dni. 94284853<text:line-break/>Tutor/a: Agustina Bussi</text:p>
      <text:p text:style-name="P1">Proyecto</text:p>
      <text:p text:style-name="P1">El Proyecto realizado simula ser una calculadora, esta hecha para manejo de niños de corta edad, la idea surgio por que soy mamá y mi hijo utiliza los palitos aun para sumar y tambien los dedos, aveces le cueta hacerlo. pero esto es solo una ayuda no para que lo utilice siempre,<text:line-break/>En este proyecto, se presenta un diagrama de flujo general, un pseudocódigo que con varias opciones da resultados acorde a ecuaciones matematicas realizadas.<text:line-break/>Se genera tabla de trabajo de metodo y proceso con metodologias agiles trabajadas en curso denominada Kanban.</text:p>
      <text:p text:style-name="P2"><text:span text:style-name="T1">Encontramos en el siguiente linck el proyecto realizado </text:span><text:a xlink:type="simple" xlink:href="https://github.com/Bety412/tp-psint.git" text:style-name="Internet_20_link" text:visited-style-name="Visited_20_Internet_20_Link"><text:span text:style-name="T2">https://github.com/Bety412/tp-psint.git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21:24:07.528000000</meta:creation-date>
    <dc:date>2023-09-05T21:25:33.886000000</dc:date>
    <meta:editing-duration>PT18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4" meta:word-count="125" meta:character-count="852" meta:non-whitespace-character-count="731"/>
  </office:meta>
</office:document-meta>
</file>